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fo:font-size="20pt" style:font-size-asian="20pt" style:font-size-complex="20pt"/>
    </style:style>
    <style:style style:name="P2" style:family="paragraph" style:parent-style-name="Standard">
      <style:text-properties fo:font-size="12pt" officeooo:paragraph-rsid="00017fdf" style:font-size-asian="12pt" style:font-size-complex="12pt"/>
    </style:style>
    <style:style style:name="P3" style:family="paragraph" style:parent-style-name="Standard">
      <style:text-properties fo:font-size="12pt" officeooo:rsid="00017fdf" officeooo:paragraph-rsid="00017fdf" style:font-size-asian="12pt" style:font-size-complex="12pt"/>
    </style:style>
    <style:style style:name="P4" style:family="paragraph" style:parent-style-name="Standard" style:list-style-name="L1">
      <style:text-properties fo:font-size="12pt" officeooo:rsid="00017fdf" officeooo:paragraph-rsid="00017fdf" style:font-size-asian="12pt" style:font-size-complex="12pt"/>
    </style:style>
    <style:style style:name="P5" style:family="paragraph" style:parent-style-name="Standard" style:list-style-name="L1">
      <style:text-properties fo:font-size="12pt" officeooo:rsid="00017fdf" officeooo:paragraph-rsid="0003875f" style:font-size-asian="12pt" style:font-size-complex="12pt"/>
    </style:style>
    <style:style style:name="P6" style:family="paragraph" style:parent-style-name="Standard">
      <style:text-properties fo:font-size="12pt" officeooo:rsid="000217c7" officeooo:paragraph-rsid="000217c7" style:font-size-asian="12pt" style:font-size-complex="12pt"/>
    </style:style>
    <style:style style:name="P7" style:family="paragraph" style:parent-style-name="Standard" style:list-style-name="L1">
      <style:text-properties fo:font-size="12pt" officeooo:rsid="000217c7" officeooo:paragraph-rsid="000217c7" style:font-size-asian="12pt" style:font-size-complex="12pt"/>
    </style:style>
    <style:style style:name="P8" style:family="paragraph" style:parent-style-name="Standard" style:list-style-name="L2">
      <style:text-properties fo:font-size="12pt" officeooo:rsid="000217c7" officeooo:paragraph-rsid="000217c7" style:font-size-asian="12pt" style:font-size-complex="12pt"/>
    </style:style>
    <style:style style:name="P9" style:family="paragraph" style:parent-style-name="Standard" style:list-style-name="L1">
      <style:text-properties fo:font-size="12pt" officeooo:rsid="0003875f" officeooo:paragraph-rsid="0003875f" style:font-size-asian="12pt" style:font-size-complex="12pt"/>
    </style:style>
    <style:style style:name="P10" style:family="paragraph" style:parent-style-name="Standard" style:list-style-name="L2">
      <style:text-properties fo:font-size="12pt" officeooo:rsid="0004c942" officeooo:paragraph-rsid="0004c942" style:font-size-asian="12pt" style:font-size-complex="12pt"/>
    </style:style>
    <style:style style:name="P11" style:family="paragraph" style:parent-style-name="Standard" style:list-style-name="L2">
      <style:text-properties fo:font-size="12pt" officeooo:rsid="00055291" officeooo:paragraph-rsid="00055291" style:font-size-asian="12pt" style:font-size-complex="12pt"/>
    </style:style>
    <style:style style:name="P12" style:family="paragraph" style:parent-style-name="Standard" style:list-style-name="L1">
      <style:text-properties fo:font-size="12pt" officeooo:rsid="00055291" officeooo:paragraph-rsid="00055291" style:font-size-asian="12pt" style:font-size-complex="12pt"/>
    </style:style>
    <style:style style:name="P13" style:family="paragraph" style:parent-style-name="Standard" style:list-style-name="L3">
      <style:text-properties fo:font-size="12pt" fo:font-weight="normal" officeooo:rsid="000217c7" officeooo:paragraph-rsid="000217c7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text-properties fo:font-size="12pt" fo:font-weight="normal" officeooo:rsid="0003875f" officeooo:paragraph-rsid="0003875f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text-properties fo:font-size="12pt" fo:font-weight="normal" officeooo:rsid="0004c942" officeooo:paragraph-rsid="0004c942" style:font-size-asian="12pt" style:font-weight-asian="normal" style:font-size-complex="12pt" style:font-weight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0217c7"/>
    </style:style>
    <style:style style:name="T3" style:family="text">
      <style:text-properties style:font-name="sans-serif" officeooo:rsid="00017fdf"/>
    </style:style>
    <style:style style:name="T4" style:family="text">
      <style:text-properties style:font-name="sans-serif" officeooo:rsid="0003875f"/>
    </style:style>
    <style:style style:name="T5" style:family="text">
      <style:text-properties style:font-name="sans-serif" officeooo:rsid="0004c942"/>
    </style:style>
    <style:style style:name="T6" style:family="text">
      <style:text-properties style:font-name="sans-serif" officeooo:rsid="00055291"/>
    </style:style>
    <style:style style:name="T7" style:family="text">
      <style:text-properties style:font-name="sans-serif" officeooo:rsid="0005a542"/>
    </style:style>
    <style:style style:name="T8" style:family="text">
      <style:text-properties style:font-name="sans-serif" officeooo:rsid="0006f9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y Personnel</text:p>
      <text:p text:style-name="P2"><text:span text:style-name="T1"/></text:p>
      <text:p text:style-name="P3"><text:span text:style-name="T1">Daniel Thomas (PD)</text:span></text:p>
      <text:p text:style-name="P3"><text:span text:style-name="T1"/></text:p>
      <text:p text:style-name="P3"><text:span text:style-name="T2">Thomas </text:span><text:span text:style-name="T1">will:</text:span></text:p>
      <text:p text:style-name="P3"><text:span text:style-name="T2"/></text:p>
      <text:p text:style-name="P3"><text:span text:style-name="T1"/></text:p>
      <text:list xml:id="list193175033" text:style-name="L1">
        <text:list-item>
          <text:p text:style-name="P4"><text:span text:style-name="T2">Plan sampling</text:span><text:span text:style-name="T1"> </text:span><text:span text:style-name="T7">with </text:span><text:span text:style-name="T1">coffee growers </text:span><text:span text:style-name="T2">and landholders</text:span><text:span text:style-name="T1">, following introductions from Vandermeer.</text:span></text:p>
          <text:p text:style-name="P4"><text:span text:style-name="T1"/></text:p>
        </text:list-item>
        <text:list-item>
          <text:p text:style-name="P7"><text:span text:style-name="T1">Source, process, and place bait seedlings.</text:span></text:p>
          <text:p text:style-name="P7"><text:span text:style-name="T1"/></text:p>
        </text:list-item>
        <text:list-item>
          <text:p text:style-name="P9"><text:span text:style-name="T1">Fabricate spore traps, place as needed, and process resultant samples. <text:s/></text:span></text:p>
          <text:p text:style-name="P4"><text:span text:style-name="T1"/></text:p>
        </text:list-item>
        <text:list-item>
          <text:p text:style-name="P5"><text:span text:style-name="T1">Take </text:span><text:span text:style-name="T2">leaf </text:span><text:span text:style-name="T1">samples </text:span><text:span text:style-name="T6">and process </text:span><text:span text:style-name="T2">as indicated in sampling </text:span><text:span text:style-name="T6">protocols</text:span></text:p>
          <text:p text:style-name="P5"><text:span text:style-name="T2"/></text:p>
        </text:list-item>
        <text:list-item>
          <text:p text:style-name="P4"><text:span text:style-name="T4">Find</text:span><text:span text:style-name="T1"> undergraduate collaborators at Universidad de Puerto Rico, Utuado, and train </text:span><text:span text:style-name="T6">them in</text:span><text:span text:style-name="T1"> mycological culture </text:span><text:span text:style-name="T2">and DNA extraction </text:span><text:span text:style-name="T1">techniques, if</text:span><text:span text:style-name="T4"> </text:span><text:span text:style-name="T1">necessary</text:span><text:span text:style-name="T2">.</text:span></text:p>
          <text:p text:style-name="P4"><text:span text:style-name="T1"/></text:p>
        </text:list-item>
        <text:list-item>
          <text:p text:style-name="P7"><text:span text:style-name="T1">Initiate culture collections with undergraduate collaborators, and </text:span><text:span text:style-name="T4">maintain consistent </text:span><text:span text:style-name="T1">communicat</text:span><text:span text:style-name="T4">ion</text:span><text:span text:style-name="T1"> with </text:span><text:span text:style-name="T4">these collaborators</text:span><text:span text:style-name="T1"> </text:span><text:span text:style-name="T4">throughout all phases of project. </text:span></text:p>
          <text:p text:style-name="P7"><text:span text:style-name="T4"/></text:p>
        </text:list-item>
        <text:list-item>
          <text:p text:style-name="P12"><text:span text:style-name="T4">D</text:span><text:span text:style-name="T1">evelop a bioinformatic pipeline for quantifying patterns in expression of unaligned reads from transcriptomes (i.e. - the metatranscriptomes) of coffee plants.</text:span></text:p>
          <text:p text:style-name="P12"><text:span text:style-name="T1"/></text:p>
        </text:list-item>
        <text:list-item>
          <text:p text:style-name="P12"><text:span text:style-name="T1">Develop species-specific primers for directly testing the presence of the white halo fungus. </text:span></text:p>
          <text:p text:style-name="P4"><text:span text:style-name="T1"/></text:p>
        </text:list-item>
        <text:list-item>
          <text:p text:style-name="P7"><text:span text:style-name="T1">Process leaf tissue for ITS-region-barcode illumina library.</text:span></text:p>
          <text:p text:style-name="P7"><text:span text:style-name="T1"/></text:p>
        </text:list-item>
        <text:list-item>
          <text:p text:style-name="P9"><text:span text:style-name="T1">Conduct direct PCR tests for presence of the coffee leaf rust and white halo fungus, and visual estimates of rust severity. </text:span></text:p>
          <text:p text:style-name="P7"><text:span text:style-name="T1"/></text:p>
        </text:list-item>
        <text:list-item>
          <text:p text:style-name="P9"><text:span text:style-name="T1">Analyze all data and communicate results in scientific manuscripts and public </text:span><text:span text:style-name="T5">talks, </text:span><text:span text:style-name="T8">with mentors and collaborators as co-authors. </text:span></text:p>
        </text:list-item>
      </text:list>
      <text:p text:style-name="P2"><text:span text:style-name="T3"/></text:p>
      <text:p text:style-name="P2"><text:span text:style-name="T3"/></text:p>
      <text:p text:style-name="P2"><text:span text:style-name="T3">Tim James </text:span><text:span text:style-name="T6">(Primary mentor)</text:span></text:p>
      <text:p text:style-name="P2"><text:span text:style-name="T3"/></text:p>
      <text:p text:style-name="P6"><text:span text:style-name="T3">J</text:span><text:span text:style-name="T1">ames will:</text:span></text:p>
      <text:p text:style-name="P6"><text:span text:style-name="T1"/></text:p>
      <text:list xml:id="list3102537161" text:style-name="L2">
        <text:list-item>
          <text:p text:style-name="P8"><text:soft-page-break/><text:span text:style-name="T5">Ad</text:span><text:span text:style-name="T1">vise laboratory portions of </text:span><text:span text:style-name="T4">the </text:span><text:span text:style-name="T1">project, especially molecular </text:span><text:span text:style-name="T4">techniques. </text:span></text:p>
          <text:p text:style-name="P8"><text:span text:style-name="T4"/></text:p>
        </text:list-item>
        <text:list-item>
          <text:p text:style-name="P10"><text:span text:style-name="T1">Advise on optimizing field methods for maximum retention of information from samples (e.g. best methods for stabilizing RNA in remote sites, etc). </text:span></text:p>
          <text:p text:style-name="P10"><text:span text:style-name="T1"/></text:p>
        </text:list-item>
        <text:list-item>
          <text:p text:style-name="P10"><text:span text:style-name="T1">Advise on bioinformatics pipelines.</text:span></text:p>
          <text:p text:style-name="P10"><text:span text:style-name="T1"/></text:p>
        </text:list-item>
        <text:list-item>
          <text:p text:style-name="P11"><text:span text:style-name="T1">Contribute to analysis of results, especially as pertains to genomic/transcriptomic data. </text:span></text:p>
        </text:list-item>
      </text:list>
      <text:p text:style-name="P2"><text:span text:style-name="T3"/></text:p>
      <text:p text:style-name="P2"><text:span text:style-name="T3">John Vandermeer</text:span><text:span text:style-name="T1"> </text:span><text:span text:style-name="T6">(Collaborating mentor)</text:span></text:p>
      <text:p text:style-name="P2"><text:span text:style-name="T1"/></text:p>
      <text:list xml:id="list3208960892" text:style-name="L3">
        <text:list-item>
          <text:p text:style-name="P13"><text:span text:style-name="T5">Advise</text:span><text:span text:style-name="T1"> </text:span><text:span text:style-name="T4">field</text:span><text:span text:style-name="T1"> portions of project.</text:span></text:p>
          <text:p text:style-name="P13"><text:span text:style-name="T1"/></text:p>
        </text:list-item>
        <text:list-item>
          <text:p text:style-name="P15"><text:span text:style-name="T1">Introduce Thomas to key personnel at field sites, including community members, growers and landholders, scientists, </text:span><text:span text:style-name="T6">and</text:span><text:span text:style-name="T1"> anyone with an interest in collaborating on the project. </text:span></text:p>
          <text:p text:style-name="P13"><text:span text:style-name="T1"/></text:p>
        </text:list-item>
        <text:list-item>
          <text:p text:style-name="P14"><text:span text:style-name="T1">Advise on the natural history and ecology of sites, and </text:span><text:span text:style-name="T5">any</text:span><text:span text:style-name="T1"> </text:span><text:span text:style-name="T5">alterations to sampling or interpretation of resuls that benefits from this knowledge base.</text:span><text:span text:style-name="T1"> </text:span></text:p>
          <text:p text:style-name="P14"><text:span text:style-name="T5"/></text:p>
        </text:list-item>
        <text:list-item>
          <text:p text:style-name="P15"><text:span text:style-name="T5">A</text:span><text:span text:style-name="T1">dvise on fitting mathematical ecological models to dat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1:33:19.279666717</meta:creation-date>
    <dc:date>2019-07-11T15:28:23.014491487</dc:date>
    <meta:editing-duration>PT2H28M3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41" meta:word-count="316" meta:character-count="2071" meta:non-whitespace-character-count="1804"/>
  </office:meta>
</office:document-meta>
</file>